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05b769" officeooo:paragraph-rsid="0005b769" style:font-weight-asian="bold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weight="bold" officeooo:rsid="00075c1b" officeooo:paragraph-rsid="00075c1b" style:font-weight-asian="bold" style:font-weight-complex="bold"/>
    </style:style>
    <style:style style:name="P3" style:family="paragraph" style:parent-style-name="Standard">
      <style:paragraph-properties fo:line-height="150%" fo:text-align="end" style:justify-single-word="false"/>
      <style:text-properties fo:font-weight="normal" officeooo:rsid="0005b769" officeooo:paragraph-rsid="0005b769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weight="normal" officeooo:rsid="0005b769" officeooo:paragraph-rsid="00075c1b" style:font-weight-asian="normal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weight="normal" officeooo:rsid="00075c1b" officeooo:paragraph-rsid="00075c1b" style:font-weight-asian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weight="normal" officeooo:rsid="00075c1b" officeooo:paragraph-rsid="00075c1b" style:font-weight-asian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weight="normal" officeooo:rsid="00098e1a" officeooo:paragraph-rsid="00098e1a" style:font-weight-asian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weight="normal" officeooo:rsid="000b0720" officeooo:paragraph-rsid="000b0720" style:font-weight-asian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75c1b"/>
    </style:style>
    <style:style style:name="T1" style:family="text">
      <style:text-properties fo:font-weight="normal" officeooo:rsid="0005b769" style:font-weight-asian="normal" style:font-weight-complex="normal"/>
    </style:style>
    <style:style style:name="T2" style:family="text">
      <style:text-properties fo:font-weight="normal" officeooo:rsid="00069507" style:font-weight-asian="normal" style:font-weight-complex="normal"/>
    </style:style>
    <style:style style:name="T3" style:family="text">
      <style:text-properties fo:font-weight="normal" officeooo:rsid="0006a290" style:font-weight-asian="normal" style:font-weight-complex="normal"/>
    </style:style>
    <style:style style:name="T4" style:family="text">
      <style:text-properties fo:font-weight="normal" officeooo:rsid="00075c1b" style:font-weight-asian="normal" style:font-weight-complex="normal"/>
    </style:style>
    <style:style style:name="T5" style:family="text">
      <style:text-properties fo:font-weight="normal" officeooo:rsid="000829e5" style:font-weight-asian="normal" style:font-weight-complex="normal"/>
    </style:style>
    <style:style style:name="T6" style:family="text">
      <style:text-properties fo:font-weight="normal" officeooo:rsid="0008a8eb" style:font-weight-asian="normal" style:font-weight-complex="normal"/>
    </style:style>
    <style:style style:name="T7" style:family="text">
      <style:text-properties fo:font-weight="normal" officeooo:rsid="0008e603" style:font-weight-asian="normal" style:font-weight-complex="normal"/>
    </style:style>
    <style:style style:name="T8" style:family="text">
      <style:text-properties fo:font-weight="normal" officeooo:rsid="00098e1a" style:font-weight-asian="normal" style:font-weight-complex="normal"/>
    </style:style>
    <style:style style:name="T9" style:family="text">
      <style:text-properties fo:font-weight="normal" officeooo:rsid="000b0720" style:font-weight-asian="normal" style:font-weight-complex="normal"/>
    </style:style>
    <style:style style:name="T10" style:family="text">
      <style:text-properties fo:font-weight="normal" officeooo:rsid="000c48ea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e2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ADAPTAÇÃO DOS SITES AOS DIVERSOS TAMANHOS DE DISPOSITIVOS</text:p>
      <text:p text:style-name="P3">Den<text:span text:style-name="T12">n</text:span>is van den Berg</text:p>
      <text:p text:style-name="P4"><text:tab/></text:p>
      <text:p text:style-name="P9"><text:span text:style-name="T1"><text:tab/></text:span><text:span text:style-name="T2">Atualmente os dispositivos mobile já são responsáveis por maior parte do tráfego aos sites, </text:span><text:span text:style-name="T3">além disso maior parte das compras realizadas on-line também são realizadas através destes dispositivos. </text:span><text:span text:style-name="T4">Enquanto que em 2012 os dispositivos mobile eram responsáveis por aproximadamente 15% do trafego e os dispositivos desktop em torno de 80%, o uso dos aperelhos mobile foi aumentando gradativamente, e no ano de 2018 já podíamos observar um tráfego de 77% através de dispositivos mobile (</text:span><text:span text:style-name="T5">IOT</text:span><text:span text:style-name="T4">, 2020). Segundo Pacheco (2022) 67% das vendas realizadas na Black Friday de 2021 foram realizadas a partir de um dispositivo móvel. </text:span></text:p>
      <text:p text:style-name="P9"><text:span text:style-name="T4"><text:tab/></text:span><text:span text:style-name="T5">Outro dado muito interessante de se observar é que a porcentagem de vendas pelo mobile sempre é inferior a porcentagem do tráfego, independente do setor <text:s/></text:span><text:span text:style-name="T4">(</text:span><text:span text:style-name="T5">IOT</text:span><text:span text:style-name="T4">, 2020</text:span><text:span text:style-name="T5">), ou seja, apesar do trafego pelo desktop ser menor, a chance de vender é maior. </text:span><text:span text:style-name="T6">O tempo de permanência nos sites no site em aparelho mobile é a metade, quando comparada aos desktops, além de possuírem uma taxa de rejeição 10 pontos percentuais maior (ENGE, 2021). </text:span><text:span text:style-name="T7">Mostrando que os visitantes mobile são um publico crescente, mas além disso um público mais exigente e imediatista, e que por isso precisam de um atenção especial. </text:span></text:p>
      <text:p text:style-name="P9"><text:span text:style-name="T7"><text:tab/>Levando em conta o foco no público que acessa os sites através destes dispositivos, surgiu em 2009 um conceito chamado do Mobile First. Neste conceito se cria um site inicialmente focando nos usuários mobile </text:span><text:span text:style-name="T8">e posteriormente se adiciona recursos para a a versão desktop (RIBEIRO, 2021). Os sites criados com design Mobile First </text:span><text:span text:style-name="T9">tem um layout mais limpo, com informações fáceis de serem encontradas e com uma melhor experiência de uso, além de carregar mais rápido e deixar a marca do site mais inovadora, sem contar que desde 2018 o Google <text:s/>começou a considerar o esses fatores importantes na indexação de suas pesquisas, tornando a mais fácil de ser encontrada em seus mecanismos de busca (PEREZ).</text:span></text:p>
      <text:p text:style-name="P9"><text:span text:style-name="T9"><text:tab/></text:span><text:span text:style-name="T10">O grande crescimento dos acessos através de dispositivos mobile e os desafios que vem junto com ela faz necessário o uso de estratégias especiais de design, e dentre elas se destaca o Mobile First, que tem como objetivo maximizar a experiência dos usuários que acessam o site através de dispositivos móveis. </text:span></text:p>
      <text:p text:style-name="P6"/>
      <text:p text:style-name="P6"/>
      <text:p text:style-name="P6"/>
      <text:p text:style-name="P6"/>
      <text:p text:style-name="P6"><text:tab/></text:p>
      <text:p text:style-name="P2"><text:soft-page-break/>Referências</text:p>
      <text:p text:style-name="P2"/>
      <text:p text:style-name="P5">MOBILE ACCOUNTS FOR 65% OF ALL ECOMMERCE TRAFFIC - SO WHY ARE MOBILE SALES STILL LAGGING? <text:span text:style-name="T11">Iot</text:span>, feb. 2020. Disponível em: <text:s/><text:a xlink:type="simple" xlink:href="http://iotcommunication.com.vn/news/mobile-accounts-for-65-of-all-ecommerce-traffic-so-why-are-m.html" text:style-name="Internet_20_link" text:visited-style-name="Visited_20_Internet_20_Link">http://iotcommunication.com.vn/news/mobile-accounts-for-65-of-all-ecommerce-traffic-so-why-are-m.html</text:a>. Acessado em: 18 mar. 2022.</text:p>
      <text:p text:style-name="P5"/>
      <text:p text:style-name="P7">PACHECO, Victor. Compras em smartphones são maioria no e-commerce. <text:span text:style-name="T11">Showmetech</text:span>. Jan. 2022. Disponível em: <text:a xlink:type="simple" xlink:href="https://www.showmetech.com.br/estudos-sobre-compras-em-smartphones-no-e-commerce/" text:style-name="Internet_20_link" text:visited-style-name="Visited_20_Internet_20_Link">https://www.showmetech.com.br/estudos-sobre-compras-em-smartphones-no-e-commerce/</text:a>. Acessado em: 18 mar. 2022.</text:p>
      <text:p text:style-name="P7"/>
      <text:p text:style-name="P7">RIBEIRO, Gabriel M. Mobile First: a chave do sucesso para sua estratégia de marketing digital. <text:span text:style-name="T11">Racoon. </text:span>Jun. 2021. Disponível em: <text:a xlink:type="simple" xlink:href="https://raccoon.ag/blog/estrategias-e-dicas/mobile-first/" text:style-name="Internet_20_link" text:visited-style-name="Visited_20_Internet_20_Link">https://raccoon.ag/blog/estrategias-e-dicas/mobile-first/</text:a>. Acessado em: 18 mar. 2022.</text:p>
      <text:p text:style-name="P7"/>
      <text:p text:style-name="P8">PEREZ, Otávio. Mobile First: o que é e quais as vantagens. <text:span text:style-name="T11">Avio</text:span>. Disponível em: <text:a xlink:type="simple" xlink:href="https://avio.com.br/blog/mobile-first-o-que-e-e-quais-as-vantagens-dessa-estrategia/" text:style-name="Internet_20_link" text:visited-style-name="Visited_20_Internet_20_Link">https://avio.com.br/blog/mobile-first-o-que-e-e-quais-as-vantagens-dessa-estrategia/</text:a>.</text:p>
      <text:p text:style-name="P8">Acessado em: 18 mar. 2022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18:29.459369722</meta:creation-date>
    <dc:date>2022-04-04T11:57:22.958554165</dc:date>
    <meta:editing-duration>PT16M1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470" meta:character-count="3184" meta:non-whitespace-character-count="2714"/>
  </office:meta>
</office:document-meta>
</file>